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ndale Mono" svg:font-family="'Andale Mono', 'Lucida Console', 'Courier New', Courier, monospace"/>
    <style:font-face style:name="OpenSymbol" svg:font-family="OpenSymbol"/>
    <style:font-face style:name="Times New Roman1" svg:font-family="'Times New Roman'"/>
    <style:font-face style:name="Trebuchet MS" svg:font-family="'Trebuchet MS', Helvetica, Jamrul, sans-serif"/>
    <style:font-face style:name="Courier New" svg:font-family="'Courier New'" style:font-family-generic="modern"/>
    <style:font-face style:name="Times New Roman2" svg:font-family="'Times New Roman'" style:font-family-generic="roman"/>
    <style:font-face style:name="Times New Roman3" svg:font-family="'Times New Roman'" style:font-family-generic="swiss"/>
    <style:font-face style:name="Times New Roman,Bold" svg:font-family="'Times New Roman,Bold'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Times New Roman2" fo:font-size="12pt" officeooo:paragraph-rsid="000b8ffe" style:font-name-asian="Times New Roman2" style:font-size-asian="12pt" style:font-name-complex="Times New Roman2" style:font-size-complex="12pt"/>
    </style:style>
    <style:style style:name="P2" style:family="paragraph" style:parent-style-name="Standard">
      <style:paragraph-properties fo:text-align="justify" style:justify-single-word="false"/>
      <style:text-properties officeooo:paragraph-rsid="000b8ffe"/>
    </style:style>
    <style:style style:name="P3" style:family="paragraph" style:parent-style-name="Standard">
      <style:text-properties fo:font-size="10pt" officeooo:paragraph-rsid="000b8ffe" style:font-size-asian="10pt"/>
    </style:style>
    <style:style style:name="P4" style:family="paragraph" style:parent-style-name="Standard">
      <style:text-properties officeooo:paragraph-rsid="000b8ffe"/>
    </style:style>
    <style:style style:name="P5" style:family="paragraph" style:parent-style-name="Standard">
      <style:text-properties fo:color="#000000" fo:font-style="normal" officeooo:rsid="001c5bf6" officeooo:paragraph-rsid="000b8ffe" style:font-style-asian="normal" style:font-size-complex="10pt" style:font-style-complex="normal"/>
    </style:style>
    <style:style style:name="P6" style:family="paragraph" style:parent-style-name="Standard">
      <style:paragraph-properties fo:text-align="justify" style:justify-single-word="false" fo:orphans="2" fo:widows="2"/>
      <style:text-properties fo:font-variant="normal" fo:text-transform="none" fo:color="#000000" style:font-name="Times New Roman1" fo:font-size="12pt" fo:letter-spacing="normal" fo:font-style="normal" fo:font-weight="normal" officeooo:rsid="001c806d" officeooo:paragraph-rsid="000b8ffe" style:font-size-asian="12pt" style:font-style-asian="normal" style:font-size-complex="10pt" style:font-style-complex="normal"/>
    </style:style>
    <style:style style:name="P7" style:family="paragraph" style:parent-style-name="Standard">
      <style:text-properties officeooo:rsid="0025996e" officeooo:paragraph-rsid="000b8ffe"/>
    </style:style>
    <style:style style:name="P8" style:family="paragraph" style:parent-style-name="Standard">
      <style:paragraph-properties fo:text-align="start" style:justify-single-word="false"/>
      <style:text-properties fo:font-style="normal" officeooo:rsid="0025996e" officeooo:paragraph-rsid="000b8ffe" style:font-style-asian="normal" style:font-style-complex="normal"/>
    </style:style>
    <style:style style:name="P9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officeooo:paragraph-rsid="000b8ffe"/>
    </style:style>
    <style:style style:name="P10" style:family="paragraph" style:parent-style-name="Standard">
      <style:paragraph-properties fo:margin-left="1.244cm" fo:margin-right="0cm" fo:text-align="justify" style:justify-single-word="false" fo:text-indent="0cm" style:auto-text-indent="false"/>
      <style:text-properties officeooo:paragraph-rsid="000b8ffe"/>
    </style:style>
    <style:style style:name="P11" style:family="paragraph" style:parent-style-name="Standard">
      <style:paragraph-properties fo:margin-left="1.249cm" fo:margin-right="0cm" fo:text-indent="0cm" style:auto-text-indent="false"/>
      <style:text-properties fo:font-style="italic" officeooo:paragraph-rsid="000b8ffe" style:font-style-asian="italic" style:font-style-complex="italic"/>
    </style:style>
    <style:style style:name="P12" style:family="paragraph" style:parent-style-name="Standard">
      <style:paragraph-properties fo:margin-left="1.249cm" fo:margin-right="0cm" fo:text-indent="0cm" style:auto-text-indent="false"/>
      <style:text-properties fo:color="#000000" fo:font-style="italic" officeooo:paragraph-rsid="000b8ffe" style:font-style-asian="italic" style:font-size-complex="10pt" style:font-style-complex="italic"/>
    </style:style>
    <style:style style:name="P13" style:family="paragraph" style:parent-style-name="Standard">
      <style:paragraph-properties fo:margin-left="1.249cm" fo:margin-right="0cm" fo:text-indent="0cm" style:auto-text-indent="false"/>
      <style:text-properties officeooo:paragraph-rsid="000b8ffe"/>
    </style:style>
    <style:style style:name="P14" style:family="paragraph" style:parent-style-name="Text_20_body">
      <style:paragraph-properties fo:margin-left="1.217cm" fo:margin-right="0cm" fo:text-align="justify" style:justify-single-word="false" fo:orphans="2" fo:widows="2" fo:text-indent="0cm" style:auto-text-indent="false"/>
      <style:text-properties fo:font-variant="normal" fo:text-transform="none" fo:color="#222222" style:font-name="Times New Roman1" fo:font-size="12pt" fo:letter-spacing="normal" fo:font-style="normal" fo:font-weight="normal" officeooo:paragraph-rsid="000b8ffe" style:font-size-asian="12pt" style:font-style-asian="normal" style:font-size-complex="12pt" style:font-style-complex="normal"/>
    </style:style>
    <style:style style:name="P15" style:family="paragraph" style:parent-style-name="Text_20_body">
      <style:paragraph-properties fo:margin-left="1.217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Trebuchet MS" fo:font-size="9pt" fo:letter-spacing="normal" fo:font-style="normal" fo:font-weight="normal" officeooo:paragraph-rsid="000b8ffe" style:font-size-asian="12pt" style:font-style-asian="normal" style:font-size-complex="10pt" style:font-style-complex="normal"/>
    </style:style>
    <style:style style:name="P16" style:family="paragraph" style:parent-style-name="Standard">
      <style:paragraph-properties fo:margin-left="1.217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Times New Roman1" fo:font-size="12pt" fo:letter-spacing="normal" fo:font-style="normal" fo:font-weight="normal" officeooo:paragraph-rsid="000b8ffe" style:font-size-asian="12pt" style:font-style-asian="normal" style:font-size-complex="10pt" style:font-style-complex="normal"/>
    </style:style>
    <style:style style:name="P17" style:family="paragraph" style:parent-style-name="Standard">
      <style:paragraph-properties fo:margin-left="1.27cm" fo:margin-right="0.026cm" fo:text-align="justify" style:justify-single-word="false" fo:text-indent="0cm" style:auto-text-indent="false"/>
      <style:text-properties officeooo:paragraph-rsid="000b8ffe"/>
    </style:style>
    <style:style style:name="P18" style:family="paragraph" style:parent-style-name="Standard">
      <style:paragraph-properties fo:margin-left="0.318cm" fo:margin-right="0cm" fo:text-indent="0cm" style:auto-text-indent="false"/>
      <style:text-properties officeooo:paragraph-rsid="000b8ffe"/>
    </style:style>
    <style:style style:name="P19" style:family="paragraph" style:parent-style-name="Standard">
      <style:paragraph-properties fo:margin-left="1.863cm" fo:margin-right="0cm" fo:text-indent="0cm" style:auto-text-indent="false"/>
      <style:text-properties officeooo:paragraph-rsid="000b8ffe"/>
    </style:style>
    <style:style style:name="P20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Trebuchet MS" fo:font-size="9pt" fo:letter-spacing="normal" fo:font-style="normal" fo:font-weight="normal" officeooo:paragraph-rsid="000b8ffe"/>
    </style:style>
    <style:style style:name="P21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officeooo:paragraph-rsid="000b8ffe"/>
    </style:style>
    <style:style style:name="P22" style:family="paragraph" style:parent-style-name="Text_20_body">
      <style:paragraph-properties fo:margin-top="0cm" fo:margin-bottom="0cm" style:line-height-at-least="0.476cm" fo:text-align="justify" style:justify-single-word="false" fo:orphans="2" fo:widows="2" fo:padding="0cm" fo:border="none"/>
      <style:text-properties fo:font-variant="normal" fo:text-transform="none" fo:color="#000000" style:font-name="Trebuchet MS" fo:font-size="9pt" fo:letter-spacing="normal" fo:font-style="normal" fo:font-weight="normal" officeooo:rsid="001e6796" officeooo:paragraph-rsid="000b8ffe" style:font-size-asian="12pt" style:font-style-asian="normal" style:font-size-complex="10pt" style:font-style-complex="normal"/>
    </style:style>
    <style:style style:name="P23" style:family="paragraph" style:parent-style-name="Standard" style:list-style-name="WW8Num1">
      <style:text-properties officeooo:paragraph-rsid="000b8ffe"/>
    </style:style>
    <style:style style:name="P24" style:family="paragraph" style:parent-style-name="Standard" style:list-style-name="WW8Num1">
      <style:text-properties style:font-name="Times New Roman,Bold" fo:font-size="12pt" officeooo:rsid="00191d78" officeooo:paragraph-rsid="000b8ffe" style:font-name-asian="Times New Roman,Bold" style:font-size-asian="12pt" style:font-name-complex="Times New Roman,Bold" style:font-size-complex="12pt"/>
    </style:style>
    <style:style style:name="P25" style:family="paragraph" style:parent-style-name="Standard" style:list-style-name="L1">
      <style:text-properties officeooo:paragraph-rsid="000b8ffe"/>
    </style:style>
    <style:style style:name="P26" style:family="paragraph" style:parent-style-name="Standard" style:list-style-name="L1">
      <style:text-properties fo:font-weight="bold" officeooo:paragraph-rsid="000b8ffe" style:font-weight-asian="bold" style:font-weight-complex="bold"/>
    </style:style>
    <style:style style:name="P27" style:family="paragraph" style:parent-style-name="Standard" style:list-style-name="L17">
      <style:text-properties fo:font-weight="bold" officeooo:paragraph-rsid="000b8ffe" style:font-weight-asian="bold" style:font-weight-complex="bold"/>
    </style:style>
    <style:style style:name="P28" style:family="paragraph" style:parent-style-name="Standard" style:list-style-name="WW8Num1">
      <style:text-properties fo:font-weight="bold" officeooo:rsid="0023a336" officeooo:paragraph-rsid="000b8ffe" style:font-weight-asian="bold" style:font-weight-complex="bold"/>
    </style:style>
    <style:style style:name="P29" style:family="paragraph" style:parent-style-name="Standard" style:list-style-name="L1">
      <style:text-properties fo:font-weight="bold" officeooo:rsid="001e6796" officeooo:paragraph-rsid="000b8ffe"/>
    </style:style>
    <style:style style:name="P30" style:family="paragraph" style:parent-style-name="Standard" style:list-style-name="L1">
      <style:paragraph-properties fo:text-align="justify" style:justify-single-word="false" fo:orphans="2" fo:widows="2"/>
      <style:text-properties fo:font-variant="normal" fo:text-transform="none" fo:color="#000000" style:font-name="Times New Roman1" fo:font-size="12pt" fo:letter-spacing="normal" fo:font-style="normal" fo:font-weight="normal" officeooo:rsid="001b7b78" officeooo:paragraph-rsid="000b8ffe" style:font-size-asian="12pt" style:font-style-asian="normal" style:font-size-complex="10pt" style:font-style-complex="normal"/>
    </style:style>
    <style:style style:name="P31" style:family="paragraph" style:parent-style-name="Standard" style:list-style-name="L1">
      <style:paragraph-properties fo:text-align="justify" style:justify-single-word="false" fo:orphans="2" fo:widows="2"/>
      <style:text-properties fo:font-variant="normal" fo:text-transform="none" fo:color="#000000" style:font-name="Times New Roman1" fo:font-size="12pt" fo:letter-spacing="normal" fo:font-style="normal" fo:font-weight="normal" officeooo:paragraph-rsid="000b8ffe" style:font-size-asian="12pt" style:font-style-asian="normal" style:font-size-complex="10pt" style:font-style-complex="normal"/>
    </style:style>
    <style:style style:name="P32" style:family="paragraph" style:parent-style-name="Standard" style:list-style-name="L1">
      <style:paragraph-properties fo:text-align="justify" style:justify-single-word="false" fo:orphans="2" fo:widows="2"/>
      <style:text-properties fo:font-variant="normal" fo:text-transform="none" fo:color="#000000" style:font-name="Times New Roman1" fo:font-size="12pt" fo:letter-spacing="normal" fo:font-style="normal" fo:font-weight="normal" officeooo:rsid="001c5bf6" officeooo:paragraph-rsid="000b8ffe" style:font-size-asian="12pt" style:font-style-asian="normal" style:font-size-complex="10pt" style:font-style-complex="normal"/>
    </style:style>
    <style:style style:name="P33" style:family="paragraph" style:parent-style-name="Standard" style:list-style-name="L1">
      <style:paragraph-properties fo:text-align="justify" style:justify-single-word="false" fo:orphans="2" fo:widows="2"/>
      <style:text-properties fo:font-variant="normal" fo:text-transform="none" fo:color="#000000" style:font-name="Times New Roman1" fo:font-size="12pt" fo:letter-spacing="normal" fo:font-style="normal" fo:font-weight="normal" officeooo:rsid="001c806d" officeooo:paragraph-rsid="000b8ffe" style:font-size-asian="12pt" style:font-style-asian="normal" style:font-size-complex="10pt" style:font-style-complex="normal"/>
    </style:style>
    <style:style style:name="P34" style:family="paragraph" style:parent-style-name="Standard" style:list-style-name="L1">
      <style:paragraph-properties fo:text-align="justify" style:justify-single-word="false" fo:orphans="2" fo:widows="2"/>
      <style:text-properties fo:font-variant="normal" fo:text-transform="none" fo:color="#000000" style:font-name="Times New Roman1" fo:font-size="12pt" fo:letter-spacing="normal" fo:font-style="normal" fo:font-weight="normal" officeooo:rsid="001cf3e6" officeooo:paragraph-rsid="000b8ffe" style:font-size-asian="12pt" style:font-style-asian="normal" style:font-size-complex="10pt" style:font-style-complex="normal"/>
    </style:style>
    <style:style style:name="P35" style:family="paragraph" style:parent-style-name="Standard" style:list-style-name="L1">
      <style:paragraph-properties fo:text-align="justify" style:justify-single-word="false" fo:orphans="2" fo:widows="2"/>
      <style:text-properties fo:font-variant="normal" fo:text-transform="none" fo:color="#000000" style:font-name="Times New Roman1" fo:font-size="12pt" fo:letter-spacing="normal" fo:font-style="normal" fo:font-weight="bold" officeooo:paragraph-rsid="000b8ffe" style:font-size-asian="12pt" style:font-style-asian="normal" style:font-weight-asian="bold" style:font-size-complex="10pt" style:font-style-complex="normal" style:font-weight-complex="bold"/>
    </style:style>
    <style:style style:name="P36" style:family="paragraph" style:parent-style-name="Standard" style:list-style-name="L1">
      <style:paragraph-properties fo:text-align="justify" style:justify-single-word="false" fo:orphans="2" fo:widows="2"/>
      <style:text-properties fo:font-variant="normal" fo:text-transform="none" fo:color="#000000" style:font-name="Times New Roman" fo:font-size="12pt" fo:letter-spacing="normal" fo:font-style="normal" fo:font-weight="normal" officeooo:rsid="001e6796" officeooo:paragraph-rsid="000b8ffe" style:font-size-asian="12pt" style:font-style-asian="normal" style:font-size-complex="12pt" style:font-style-complex="normal"/>
    </style:style>
    <style:style style:name="P37" style:family="paragraph" style:parent-style-name="Standard" style:list-style-name="L1">
      <style:text-properties style:font-name="Times New Roman" fo:font-size="12pt" officeooo:rsid="001e6796" officeooo:paragraph-rsid="000b8ffe" style:font-size-asian="12pt" style:font-weight-asian="normal" style:font-size-complex="12pt" style:font-weight-complex="normal"/>
    </style:style>
    <style:style style:name="P38" style:family="paragraph" style:parent-style-name="Standard" style:list-style-name="L1">
      <style:text-properties style:font-name="Times New Roman" fo:font-size="12pt" officeooo:rsid="00243887" officeooo:paragraph-rsid="000b8ffe" style:font-size-asian="12pt" style:font-weight-asian="normal" style:font-size-complex="12pt" style:font-weight-complex="normal"/>
    </style:style>
    <style:style style:name="P39" style:family="paragraph" style:parent-style-name="Standard" style:list-style-name="L1">
      <style:text-properties style:font-name="Times New Roman" fo:font-size="12pt" fo:font-weight="bold" officeooo:rsid="00243887" officeooo:paragraph-rsid="000b8ffe" style:font-size-asian="12pt" style:font-weight-asian="bold" style:font-size-complex="12pt" style:font-weight-complex="bold"/>
    </style:style>
    <style:style style:name="P40" style:family="paragraph" style:parent-style-name="Standard" style:list-style-name="L12">
      <style:text-properties officeooo:rsid="0025996e" officeooo:paragraph-rsid="000b8ffe"/>
    </style:style>
    <style:style style:name="P41" style:family="paragraph" style:parent-style-name="Standard" style:list-style-name="L13">
      <style:text-properties fo:font-weight="normal" officeooo:paragraph-rsid="000b8ffe" style:font-weight-asian="normal" style:font-weight-complex="normal"/>
    </style:style>
    <style:style style:name="P42" style:family="paragraph" style:parent-style-name="Standard" style:list-style-name="L13">
      <style:paragraph-properties fo:text-align="start" style:justify-single-word="false"/>
      <style:text-properties fo:font-style="normal" officeooo:paragraph-rsid="000b8ffe" style:font-style-asian="normal" style:font-style-complex="normal"/>
    </style:style>
    <style:style style:name="P43" style:family="paragraph" style:parent-style-name="Standard">
      <style:text-properties fo:font-style="normal" officeooo:rsid="0029f8c6" officeooo:paragraph-rsid="000d8aa4" style:font-style-asian="normal" style:font-style-complex="normal"/>
    </style:style>
    <style:style style:name="P44" style:family="paragraph" style:parent-style-name="Standard" style:list-style-name="L15">
      <style:text-properties officeooo:paragraph-rsid="000b8ffe"/>
    </style:style>
    <style:style style:name="P45" style:family="paragraph" style:parent-style-name="Standard" style:list-style-name="WW8Num1">
      <style:text-properties fo:color="#000000" officeooo:paragraph-rsid="000b8ffe" style:font-size-complex="10pt"/>
    </style:style>
    <style:style style:name="P46" style:family="paragraph" style:parent-style-name="Standard">
      <style:text-properties officeooo:paragraph-rsid="000d8aa4"/>
    </style:style>
    <style:style style:name="P47" style:family="paragraph" style:parent-style-name="Standard" style:list-style-name="WW8Num2">
      <style:paragraph-properties fo:margin-left="1.884cm" fo:margin-right="0cm" fo:text-indent="-0.635cm" style:auto-text-indent="false">
        <style:tab-stops>
          <style:tab-stop style:position="1.884cm"/>
        </style:tab-stops>
      </style:paragraph-properties>
      <style:text-properties fo:font-size="10pt" fo:font-style="italic" officeooo:paragraph-rsid="000b8ffe" style:font-size-asian="10pt" style:font-style-asian="italic" style:font-style-complex="italic"/>
    </style:style>
    <style:style style:name="P48" style:family="paragraph" style:parent-style-name="Text_20_body" style:list-style-name="L1">
      <style:paragraph-properties fo:margin-top="0cm" fo:margin-bottom="0cm" style:line-height-at-least="0.476cm" fo:text-align="justify" style:justify-single-word="false" fo:orphans="2" fo:widows="2" fo:padding="0cm" fo:border="none"/>
      <style:text-properties fo:font-variant="normal" fo:text-transform="none" fo:color="#000000" style:font-name="Times New Roman" fo:font-size="12pt" fo:letter-spacing="normal" fo:font-style="normal" fo:font-weight="normal" officeooo:paragraph-rsid="000b8ffe" style:font-size-asian="12pt" style:font-style-asian="normal" style:font-size-complex="12pt" style:font-style-complex="normal"/>
    </style:style>
    <style:style style:name="P49" style:family="paragraph" style:parent-style-name="Text_20_body" style:list-style-name="L1">
      <style:paragraph-properties fo:margin-top="0cm" fo:margin-bottom="0cm" style:line-height-at-least="0.476cm" fo:text-align="justify" style:justify-single-word="false" fo:orphans="2" fo:widows="2" fo:padding="0cm" fo:border="none"/>
      <style:text-properties fo:font-variant="normal" fo:text-transform="none" fo:color="#000000" style:font-name="Times New Roman" fo:font-size="12pt" fo:letter-spacing="normal" fo:font-style="normal" fo:font-weight="normal" officeooo:rsid="001e6796" officeooo:paragraph-rsid="000b8ffe" style:font-size-asian="12pt" style:font-style-asian="normal" style:font-size-complex="12pt" style:font-style-complex="normal"/>
    </style:style>
    <style:style style:name="P50" style:family="paragraph" style:parent-style-name="Text_20_body" style:list-style-name="L2">
      <style:paragraph-properties fo:margin-left="1.164cm" fo:margin-right="0.794cm" fo:margin-top="0cm" fo:margin-bottom="0cm" style:line-height-at-least="0.476cm" fo:orphans="2" fo:widows="2" fo:text-indent="0cm" style:auto-text-indent="false" fo:padding="0cm" fo:border="none"/>
      <style:text-properties fo:font-variant="normal" fo:text-transform="none" fo:color="#000000" style:font-name="Trebuchet MS" fo:font-size="9pt" fo:letter-spacing="normal" fo:font-style="normal" fo:font-weight="normal" officeooo:paragraph-rsid="000b8ffe"/>
    </style:style>
    <style:style style:name="P51" style:family="paragraph" style:parent-style-name="Text_20_body" style:list-style-name="L2">
      <style:paragraph-properties fo:margin-left="1.164cm" fo:margin-right="0.794cm" fo:margin-top="0cm" fo:margin-bottom="0cm" style:line-height-at-least="0.476cm" fo:orphans="2" fo:widows="2" fo:text-indent="0cm" style:auto-text-indent="false" fo:padding="0cm" fo:border="none"/>
      <style:text-properties officeooo:paragraph-rsid="000b8ffe"/>
    </style:style>
    <style:style style:name="P52" style:family="paragraph" style:parent-style-name="Text_20_body" style:list-style-name="L2">
      <style:paragraph-properties fo:margin-left="0cm" fo:margin-right="0.794cm" fo:margin-top="0cm" fo:margin-bottom="0cm" style:line-height-at-least="0.476cm" fo:orphans="2" fo:widows="2" fo:text-indent="0cm" style:auto-text-indent="false" fo:padding="0cm" fo:border="none"/>
      <style:text-properties fo:font-variant="normal" fo:text-transform="none" fo:color="#000000" style:font-name="Trebuchet MS" fo:font-size="9pt" fo:letter-spacing="normal" fo:font-style="normal" fo:font-weight="normal" officeooo:paragraph-rsid="000b8ffe"/>
    </style:style>
    <style:style style:name="P53" style:family="paragraph" style:parent-style-name="Text_20_body" style:list-style-name="L3">
      <style:paragraph-properties fo:margin-left="0cm" fo:margin-right="0.794cm" fo:margin-top="0cm" fo:margin-bottom="0cm" style:line-height-at-least="0.476cm" fo:orphans="2" fo:widows="2" fo:text-indent="0cm" style:auto-text-indent="false" fo:padding="0cm" fo:border="none"/>
      <style:text-properties fo:font-variant="normal" fo:text-transform="none" fo:color="#000000" style:font-name="Trebuchet MS" fo:font-size="9pt" fo:letter-spacing="normal" fo:font-style="normal" fo:font-weight="normal" officeooo:paragraph-rsid="000b8ffe"/>
    </style:style>
    <style:style style:name="P54" style:family="paragraph" style:parent-style-name="Text_20_body" style:list-style-name="L4">
      <style:paragraph-properties fo:margin-left="0cm" fo:margin-right="0.794cm" fo:margin-top="0cm" fo:margin-bottom="0cm" style:line-height-at-least="0.476cm" fo:orphans="2" fo:widows="2" fo:text-indent="0cm" style:auto-text-indent="false" fo:padding="0cm" fo:border="none"/>
      <style:text-properties fo:font-variant="normal" fo:text-transform="none" fo:color="#000000" style:font-name="Trebuchet MS" fo:font-size="9pt" fo:letter-spacing="normal" fo:font-style="normal" fo:font-weight="normal" officeooo:paragraph-rsid="000b8ffe"/>
    </style:style>
    <style:style style:name="P55" style:family="paragraph" style:parent-style-name="Text_20_body" style:list-style-name="L5">
      <style:paragraph-properties fo:margin-left="0cm" fo:margin-right="0.794cm" fo:margin-top="0cm" fo:margin-bottom="0cm" style:line-height-at-least="0.476cm" fo:orphans="2" fo:widows="2" fo:text-indent="0cm" style:auto-text-indent="false" fo:padding="0cm" fo:border="none"/>
      <style:text-properties fo:font-variant="normal" fo:text-transform="none" fo:color="#000000" style:font-name="Trebuchet MS" fo:font-size="9pt" fo:letter-spacing="normal" fo:font-style="normal" fo:font-weight="normal" officeooo:paragraph-rsid="000b8ffe"/>
    </style:style>
    <style:style style:name="P56" style:family="paragraph" style:parent-style-name="Text_20_body" style:list-style-name="L6">
      <style:paragraph-properties fo:margin-left="0cm" fo:margin-right="0.794cm" fo:margin-top="0cm" fo:margin-bottom="0cm" style:line-height-at-least="0.476cm" fo:orphans="2" fo:widows="2" fo:text-indent="0cm" style:auto-text-indent="false" fo:padding="0cm" fo:border="none"/>
      <style:text-properties fo:font-variant="normal" fo:text-transform="none" fo:color="#000000" style:font-name="Trebuchet MS" fo:font-size="9pt" fo:letter-spacing="normal" fo:font-style="normal" fo:font-weight="normal" officeooo:paragraph-rsid="000b8ffe"/>
    </style:style>
    <style:style style:name="P57" style:family="paragraph" style:parent-style-name="Text_20_body" style:list-style-name="L7">
      <style:paragraph-properties fo:margin-left="0cm" fo:margin-right="0.794cm" fo:margin-top="0cm" fo:margin-bottom="0cm" style:line-height-at-least="0.476cm" fo:orphans="2" fo:widows="2" fo:text-indent="0cm" style:auto-text-indent="false" fo:padding="0cm" fo:border="none"/>
      <style:text-properties fo:font-variant="normal" fo:text-transform="none" fo:color="#000000" style:font-name="Trebuchet MS" fo:font-size="9pt" fo:letter-spacing="normal" fo:font-style="normal" fo:font-weight="normal" officeooo:paragraph-rsid="000b8ffe"/>
    </style:style>
    <style:style style:name="P58" style:family="paragraph" style:parent-style-name="Text_20_body" style:list-style-name="L8">
      <style:paragraph-properties fo:margin-left="0cm" fo:margin-right="0.794cm" fo:margin-top="0cm" fo:margin-bottom="0cm" style:line-height-at-least="0.476cm" fo:orphans="2" fo:widows="2" fo:text-indent="0cm" style:auto-text-indent="false" fo:padding="0cm" fo:border="none"/>
      <style:text-properties fo:font-variant="normal" fo:text-transform="none" fo:color="#000000" style:font-name="Trebuchet MS" fo:font-size="9pt" fo:letter-spacing="normal" fo:font-style="normal" fo:font-weight="normal" officeooo:paragraph-rsid="000b8ffe"/>
    </style:style>
    <style:style style:name="P59" style:family="paragraph" style:parent-style-name="Text_20_body" style:list-style-name="L9">
      <style:paragraph-properties fo:margin-left="0cm" fo:margin-right="0.794cm" fo:margin-top="0cm" fo:margin-bottom="0cm" style:line-height-at-least="0.476cm" fo:orphans="2" fo:widows="2" fo:text-indent="0cm" style:auto-text-indent="false" fo:padding="0cm" fo:border="none"/>
      <style:text-properties fo:font-variant="normal" fo:text-transform="none" fo:color="#000000" style:font-name="Trebuchet MS" fo:font-size="9pt" fo:letter-spacing="normal" fo:font-style="normal" fo:font-weight="normal" officeooo:paragraph-rsid="000b8ffe"/>
    </style:style>
    <style:style style:name="P60" style:family="paragraph" style:parent-style-name="Text_20_body" style:list-style-name="L10">
      <style:paragraph-properties fo:margin-left="0cm" fo:margin-right="0.794cm" fo:margin-top="0cm" fo:margin-bottom="0cm" style:line-height-at-least="0.476cm" fo:orphans="2" fo:widows="2" fo:text-indent="0cm" style:auto-text-indent="false" fo:padding="0cm" fo:border="none"/>
      <style:text-properties fo:font-variant="normal" fo:text-transform="none" fo:color="#000000" style:font-name="Trebuchet MS" fo:font-size="9pt" fo:letter-spacing="normal" fo:font-style="normal" fo:font-weight="normal" officeooo:paragraph-rsid="000b8ffe"/>
    </style:style>
    <style:style style:name="P61" style:family="paragraph" style:parent-style-name="Text_20_body" style:list-style-name="L11">
      <style:paragraph-properties fo:margin-left="0cm" fo:margin-right="0.794cm" fo:margin-top="0cm" fo:margin-bottom="0cm" style:line-height-at-least="0.476cm" fo:orphans="2" fo:widows="2" fo:text-indent="0cm" style:auto-text-indent="false" fo:padding="0cm" fo:border="none"/>
      <style:text-properties fo:font-variant="normal" fo:text-transform="none" fo:color="#000000" style:font-name="Trebuchet MS" fo:font-size="9pt" fo:letter-spacing="normal" fo:font-style="normal" fo:font-weight="normal" officeooo:paragraph-rsid="000b8ffe"/>
    </style:style>
    <style:style style:name="P62" style:family="paragraph" style:parent-style-name="Heading_20_1" style:master-page-name="Standard">
      <style:paragraph-properties style:page-number="auto"/>
      <style:text-properties fo:font-size="14pt" officeooo:paragraph-rsid="000b8ffe" style:font-size-asian="14pt"/>
    </style:style>
    <style:style style:name="P63" style:family="paragraph" style:parent-style-name="Tekst_20_podstawowy_20_wcięty_20_2" style:list-style-name="L14">
      <style:paragraph-properties fo:text-align="start" style:justify-single-word="false"/>
      <style:text-properties fo:font-style="normal" officeooo:rsid="00243887" officeooo:paragraph-rsid="000e3c46" style:font-style-asian="normal" style:font-style-complex="normal"/>
    </style:style>
    <style:style style:name="P64" style:family="paragraph" style:parent-style-name="Tekst_20_podstawowy_20_wcięty_20_2">
      <style:paragraph-properties fo:text-align="start" style:justify-single-word="false"/>
      <style:text-properties fo:font-style="normal" officeooo:rsid="00243887" officeooo:paragraph-rsid="000e3c46" style:font-style-asian="normal" style:font-style-complex="normal"/>
    </style:style>
    <style:style style:name="P65" style:family="paragraph" style:parent-style-name="Tekst_20_podstawowy_20_wcięty_20_2" style:list-style-name="L14">
      <style:paragraph-properties fo:text-align="start" style:justify-single-word="false"/>
      <style:text-properties fo:font-style="normal" officeooo:rsid="002572b7" officeooo:paragraph-rsid="000b8ffe" style:font-style-asian="normal" style:font-style-complex="normal"/>
    </style:style>
    <style:style style:name="P66" style:family="paragraph" style:parent-style-name="Tekst_20_podstawowy_20_wcięty_20_2">
      <style:paragraph-properties fo:text-align="start" style:justify-single-word="false"/>
      <style:text-properties fo:font-style="normal" officeooo:rsid="002572b7" officeooo:paragraph-rsid="000b8ffe" style:font-style-asian="normal" style:font-style-complex="normal"/>
    </style:style>
    <style:style style:name="P67" style:family="paragraph" style:parent-style-name="Tekst_20_podstawowy_20_wcięty_20_2" style:list-style-name="L18">
      <style:text-properties fo:font-style="normal" officeooo:rsid="0029f8c6" officeooo:paragraph-rsid="000b8ffe" style:font-style-asian="normal" style:font-style-complex="normal"/>
    </style:style>
    <style:style style:name="P68" style:family="paragraph" style:parent-style-name="Tekst_20_podstawowy_20_wcięty_20_2" style:list-style-name="L18">
      <style:paragraph-properties fo:margin-left="0cm" fo:margin-right="0cm" fo:text-indent="0cm" style:auto-text-indent="false"/>
      <style:text-properties fo:font-style="normal" officeooo:rsid="0029f8c6" officeooo:paragraph-rsid="000b8ffe" style:font-style-asian="normal" style:font-style-complex="normal"/>
    </style:style>
    <style:style style:name="P69" style:family="paragraph" style:parent-style-name="Tekst_20_podstawowy_20_wcięty_20_2">
      <style:paragraph-properties fo:margin-left="0cm" fo:margin-right="0cm" fo:text-indent="0cm" style:auto-text-indent="false"/>
      <style:text-properties fo:font-style="normal" officeooo:rsid="0029f8c6" officeooo:paragraph-rsid="000b8ffe" style:font-style-asian="normal" style:font-style-complex="normal"/>
    </style:style>
    <style:style style:name="T1" style:family="text">
      <style:text-properties fo:color="#000000" style:font-name="Trebuchet MS" fo:font-size="9pt" fo:font-style="italic" fo:font-weight="bold" style:font-size-complex="10pt"/>
    </style:style>
    <style:style style:name="T2" style:family="text">
      <style:text-properties fo:color="#000000" style:font-name="Trebuchet MS" fo:font-size="9pt" style:font-size-complex="10pt"/>
    </style:style>
    <style:style style:name="T3" style:family="text">
      <style:text-properties fo:color="#000000" fo:font-style="normal" officeooo:rsid="0020cb8c" style:font-style-asian="normal" style:font-size-complex="10pt" style:font-style-complex="normal"/>
    </style:style>
    <style:style style:name="T4" style:family="text">
      <style:text-properties fo:color="#000000" fo:font-style="normal" officeooo:rsid="001b7b78" style:font-style-asian="normal" style:font-size-complex="10pt" style:font-style-complex="normal"/>
    </style:style>
    <style:style style:name="T5" style:family="text">
      <style:text-properties fo:color="#000000" fo:font-style="normal" officeooo:rsid="001c5bf6" style:font-style-asian="normal" style:font-size-complex="10pt" style:font-style-complex="normal"/>
    </style:style>
    <style:style style:name="T6" style:family="text">
      <style:text-properties style:font-name="Times New Roman3" fo:font-size="12pt" style:font-name-asian="Times New Roman3" style:font-size-asian="12pt" style:font-name-complex="Times New Roman3" style:font-size-complex="12pt"/>
    </style:style>
    <style:style style:name="T7" style:family="text">
      <style:text-properties style:font-name="Times New Roman2" fo:font-size="12pt" style:font-name-asian="Times New Roman2" style:font-size-asian="12pt" style:font-name-complex="Times New Roman2" style:font-size-complex="12pt"/>
    </style:style>
    <style:style style:name="T8" style:family="text">
      <style:text-properties style:font-name="Times New Roman2" fo:font-size="12pt" officeooo:rsid="0017ae95" style:font-name-asian="Times New Roman2" style:font-size-asian="12pt" style:font-name-complex="Times New Roman2" style:font-size-complex="12pt"/>
    </style:style>
    <style:style style:name="T9" style:family="text">
      <style:text-properties style:font-name="Times New Roman2" fo:font-size="12pt" style:text-underline-style="solid" style:text-underline-width="auto" style:text-underline-color="font-color" officeooo:rsid="0017ae95" style:font-name-asian="Times New Roman2" style:font-size-asian="12pt" style:font-name-complex="Times New Roman2" style:font-size-complex="12pt"/>
    </style:style>
    <style:style style:name="T10" style:family="text">
      <style:text-properties officeooo:rsid="0017ae95"/>
    </style:style>
    <style:style style:name="T11" style:family="text">
      <style:text-properties officeooo:rsid="001c0c9d"/>
    </style:style>
    <style:style style:name="T12" style:family="text">
      <style:text-properties officeooo:rsid="001d134a"/>
    </style:style>
    <style:style style:name="T13" style:family="text">
      <style:text-properties officeooo:rsid="001d6fdb"/>
    </style:style>
    <style:style style:name="T14" style:family="text">
      <style:text-properties fo:font-weight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25996e" style:font-weight-asian="bold" style:font-weight-complex="bold"/>
    </style:style>
    <style:style style:name="T17" style:family="text">
      <style:text-properties fo:font-weight="bold" officeooo:rsid="0020cb8c"/>
    </style:style>
    <style:style style:name="T18" style:family="text">
      <style:text-properties fo:font-weight="bold" officeooo:rsid="001e6796"/>
    </style:style>
    <style:style style:name="T19" style:family="text">
      <style:text-properties style:font-name="Andale Mono" fo:font-weight="bold"/>
    </style:style>
    <style:style style:name="T20" style:family="text">
      <style:text-properties fo:font-style="italic" fo:font-weight="bold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variant="normal" fo:text-transform="none" fo:color="#000000" style:font-name="Trebuchet MS" fo:font-size="9pt" fo:letter-spacing="normal" fo:font-style="normal" fo:font-weight="bold"/>
    </style:style>
    <style:style style:name="T23" style:family="text">
      <style:text-properties fo:font-variant="normal" fo:text-transform="none" fo:color="#000000" style:font-name="Trebuchet MS" fo:font-size="9pt" fo:letter-spacing="normal" fo:font-style="normal" fo:font-weight="normal"/>
    </style:style>
    <style:style style:name="T24" style:family="text">
      <style:text-properties fo:font-variant="normal" fo:text-transform="none" fo:color="#000000" style:font-name="Trebuchet MS" fo:font-size="9pt" fo:letter-spacing="normal" fo:font-style="italic" fo:font-weight="bold"/>
    </style:style>
    <style:style style:name="T25" style:family="text">
      <style:text-properties fo:font-variant="small-caps" style:font-name="Andale Mono" fo:font-weight="bold"/>
    </style:style>
    <style:style style:name="T26" style:family="text">
      <style:text-properties fo:font-variant="small-caps" fo:color="#0071b9" style:text-line-through-style="none" style:font-name="Andale Mono" fo:font-size="9pt" fo:letter-spacing="normal" fo:font-style="normal" style:text-underline-style="none" fo:font-weight="bold" style:text-blinking="false"/>
    </style:style>
    <style:style style:name="T27" style:family="text">
      <style:text-properties officeooo:rsid="001b7b78"/>
    </style:style>
    <style:style style:name="T28" style:family="text">
      <style:text-properties officeooo:rsid="001c5bf6"/>
    </style:style>
    <style:style style:name="T29" style:family="text">
      <style:text-properties officeooo:rsid="0020cb8c"/>
    </style:style>
    <style:style style:name="T30" style:family="text">
      <style:text-properties officeooo:rsid="001c806d"/>
    </style:style>
    <style:style style:name="T31" style:family="text">
      <style:text-properties officeooo:rsid="001cf3e6"/>
    </style:style>
    <style:style style:name="T32" style:family="text">
      <style:text-properties officeooo:rsid="001e4ce1"/>
    </style:style>
    <style:style style:name="T33" style:family="text">
      <style:text-properties officeooo:rsid="001e6796"/>
    </style:style>
    <style:style style:name="T34" style:family="text">
      <style:text-properties style:font-name="Times New Roman" officeooo:rsid="001e6796" style:font-size-complex="12pt"/>
    </style:style>
    <style:style style:name="T35" style:family="text">
      <style:text-properties style:font-name="Times New Roman" fo:font-size="12pt" officeooo:rsid="00205930" style:font-size-asian="12pt" style:font-weight-asian="normal" style:font-size-complex="12pt" style:font-weight-complex="normal"/>
    </style:style>
    <style:style style:name="T36" style:family="text">
      <style:text-properties style:font-name="Times New Roman" fo:font-size="12pt" officeooo:rsid="001e6796" style:font-size-asian="12pt" style:font-weight-asian="normal" style:font-size-complex="12pt" style:font-weight-complex="normal"/>
    </style:style>
    <style:style style:name="T37" style:family="text">
      <style:text-properties style:font-name="Times New Roman" fo:font-size="12pt" fo:font-style="italic" fo:font-weight="normal" officeooo:rsid="001e6796" style:font-size-asian="12pt" style:font-weight-asian="normal" style:font-size-complex="12pt" style:font-weight-complex="normal"/>
    </style:style>
    <style:style style:name="T38" style:family="text">
      <style:text-properties style:font-name="Times New Roman" fo:font-size="12pt" fo:font-style="italic" fo:font-weight="normal" officeooo:rsid="00205930" style:font-size-asian="12pt" style:font-weight-asian="normal" style:font-size-complex="12pt" style:font-weight-complex="normal"/>
    </style:style>
    <style:style style:name="T39" style:family="text">
      <style:text-properties officeooo:rsid="001e7b53"/>
    </style:style>
    <style:style style:name="T40" style:family="text">
      <style:text-properties officeooo:rsid="0020e265"/>
    </style:style>
    <style:style style:name="T41" style:family="text">
      <style:text-properties officeooo:rsid="0025996e"/>
    </style:style>
    <style:style style:name="T42" style:family="text">
      <style:text-properties fo:font-style="normal" fo:font-weight="bold" officeooo:rsid="002809ac" style:font-style-asian="normal" style:font-weight-asian="bold" style:font-style-complex="normal" style:font-weight-complex="bold"/>
    </style:style>
    <style:style style:name="T43" style:family="text">
      <style:text-properties fo:font-style="normal" officeooo:rsid="0025996e" style:font-style-asian="normal" style:font-style-complex="normal"/>
    </style:style>
    <style:style style:name="T44" style:family="text">
      <style:text-properties fo:font-style="normal" officeooo:rsid="002809ac" style:font-style-asian="normal" style:font-style-complex="normal"/>
    </style:style>
    <style:style style:name="T45" style:family="text">
      <style:text-properties fo:font-style="normal" officeooo:rsid="0029f8c6" style:font-style-asian="normal" style:font-style-complex="normal"/>
    </style:style>
    <style:style style:name="T46" style:family="text">
      <style:text-properties fo:font-style="normal" officeooo:rsid="000c7cf9" style:font-style-asian="normal" style:font-style-complex="normal"/>
    </style:style>
    <style:style style:name="T47" style:family="text">
      <style:text-properties fo:font-style="normal" officeooo:rsid="000d8aa4" style:font-style-asian="normal" style:font-style-complex="normal"/>
    </style:style>
    <style:style style:name="T48" style:family="text">
      <style:text-properties fo:font-style="normal" fo:font-weight="normal" officeooo:rsid="0029f8c6" style:font-style-asian="normal" style:font-weight-asian="normal" style:font-style-complex="normal" style:font-weight-complex="normal"/>
    </style:style>
    <style:style style:name="T49" style:family="text">
      <style:text-properties officeooo:rsid="000e3c46"/>
    </style:style>
    <style:style style:name="T50" style:family="text">
      <style:text-properties officeooo:rsid="000fb11b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5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5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5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5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5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5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5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5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5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5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bullet>
    </text:list-style>
    <text:list-style style:name="L1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bullet>
    </text:list-style>
    <text:list-style style:name="L1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2" text:outline-level="1">Zgłoszenie tematu</text:h>
      <text:p text:style-name="P4"/>
      <text:list xml:id="list1463072138" text:style-name="WW8Num1">
        <text:list-item>
          <text:p text:style-name="P24">Aplikacja webowa „<text:span text:style-name="T21">eSkarbnik”</text:span></text:p>
        </text:list-item>
      </text:list>
      <text:p text:style-name="P1"/>
      <text:p text:style-name="P4"><text:span text:style-name="T8"><text:tab/></text:span><text:span text:style-name="T9">Członkowie zespołu:</text:span></text:p>
      <text:p text:style-name="P1"><text:tab/>Marcin Trybus</text:p>
      <text:p text:style-name="P1"><text:tab/>Marcin Kustroń</text:p>
      <text:p text:style-name="P1"><text:tab/>Łukasz Olszewski</text:p>
      <text:p text:style-name="P1"><text:tab/>Tomasz Majczak</text:p>
      <text:p text:style-name="P4"/>
      <text:list xml:id="list661552420" text:continue-numbering="true" text:style-name="WW8Num1">
        <text:list-item>
          <text:p text:style-name="P23">Charakterystyka klienta</text:p>
        </text:list-item>
      </text:list>
      <text:p text:style-name="P4"/>
      <text:p text:style-name="P11">Kilka zdań opisujących klienta:</text:p>
      <text:list xml:id="list1782420729" text:style-name="WW8Num2">
        <text:list-item>
          <text:p text:style-name="P47">Nazwa: <text:span text:style-name="T10">InsERT S.A.</text:span></text:p>
        </text:list-item>
        <text:list-item>
          <text:p text:style-name="P47">Forma prawna: Spółka Akcyjna</text:p>
        </text:list-item>
        <text:list-item>
          <text:p text:style-name="P47">Kapitał Akcyjny: <text:span text:style-name="T10">16 000 000 <text:s/></text:span>PLN</text:p>
        </text:list-item>
        <text:list-item>
          <text:p text:style-name="P47">Działalność podstawowa: <text:span text:style-name="T10">dostawca rozwiązań informatycznych dla małych i średnich firm</text:span></text:p>
        </text:list-item>
        <text:list-item>
          <text:p text:style-name="P47">Zatrudnienie: ponad <text:span text:style-name="T10">100</text:span> pracowników</text:p>
        </text:list-item>
      </text:list>
      <text:p text:style-name="P3"/>
      <text:list xml:id="list1958128462" text:continue-list="list661552420" text:style-name="WW8Num1">
        <text:list-item>
          <text:p text:style-name="P23">Cel projektu</text:p>
        </text:list-item>
      </text:list>
      <text:p text:style-name="P4"/>
      <text:p text:style-name="P10"><text:span text:style-name="T7"><text:tab/>Zadanie polega na opracowaniu aplikacji dającej możliwość prowadzenia własnego budżetu </text:span><text:span text:style-name="T6">domowego n</text:span><text:span text:style-name="T7">a platformie internetowej (InsERT jest autorem systemu obsługi budżetu domowego Skarbnik 4). Proponowany projekt polega również na analizie problemu ze szczególnym uwzględnieniem zmieniającej się sytuacji społeczno</text:span><text:span text:style-name="T6">-technologiczno-gospodarczej w naszym kraj</text:span><text:span text:style-name="T7">u (nowe nawyki konsumenckie, nowe instrumenty płatnicze, rozwój bankowości elektronicznej itp.) i zaprojektowanie mocno ulepszonej, odświeżonej wersji Skarbnika </text:span><text:span text:style-name="T6">- przy </text:span><text:span text:style-name="T7">czym działającej przez Internet na platformie Microsoft Windows Azure.</text:span></text:p>
      <text:p text:style-name="P2"/>
      <text:p text:style-name="P9"><text:span text:style-name="T15"><text:tab/>eSkarbnik</text:span> to program dla wszystkich zainteresowanych równoważeniem budżetu <text:line-break/>i finansów rodziny. Pozwala na uzyskanie większej kontroli nad finansami domowymi. Sklasyfikowanie i poznanie wydatków w budżecie domowym pozwoli ich zmniejszenie. <text:s/>System pozwoli pokazać <text:s/>ukryte koszty w domowych wydatkach. Ukryte koszty domowego budżetu to potencjalne oszczędności. Aplikacja <text:span text:style-name="T15">eSkarbnik</text:span> pozwala skupić się wyłącznie na planowaniu domowego budżetu i reprezentuje ciekawą alternatywę wobec programów <text:line-break/>do żmudnego zarządzania kontami bankowymi. </text:p>
      <text:p text:style-name="P9"/>
      <text:p text:style-name="P9"><text:tab/><text:span text:style-name="T15">eSkarbnik</text:span> pozwoli na szybkie planowanie finansów. Wprowadzanie zamierzonych miesięcznych wydatków umożliwiać będzie lista kategorii. <text:s/>Wczytywanie historii z kont internetowych oraz wprowadzanie poniesionych wydatków pozwalać będzie na monitorowanie ustalonych wcześniej limitów. </text:p>
      <text:p text:style-name="P9"/>
      <text:p text:style-name="P9"><text:tab/>Jeżeli użytkownik mieścić się będzie w ustalonych przez siebie limitach to będzie wiedział z góry <text:s/>ile może oszczędzić każdego miesiąca. Natomiast jeżeli nie będzie się mieścił w limitach to <text:s/>ile powinien oszczędzić. Planowanie budżetu jest znacznie lepsze od oszczędzania na wszystkim, ponieważ posiadanie jakiegokolwiek planu jest tańsze niż nie posiadanie żadnego. <text:span text:style-name="T15">eSkarbnik</text:span> pozwoli na zorganizowanie i zaplanowanie finansów oferując w ten sposób tańszy sposób na życie. </text:p>
      <text:p text:style-name="P9"/>
      <text:p text:style-name="P17"><text:tab/>Kontrolowanie wydatków jest pierwszym krokiem w planowaniu budżetu domowego. Budżet domowy to zestawienie planowanych dochodów i wydatków. Dochody z tytułu umowy o pracę muszą pokrywać wszystkie wydatki jakie zostają ponoszone <text:line-break/><text:soft-page-break/>w ciągu miesiąca. Budżet, czyli zestawienie wydatków i dochodów, pozwoli zachować wypłacalność, jak również znaleźć sposoby na oszczędzanie pieniędzy.</text:p>
      <text:p text:style-name="P19"/>
      <text:list xml:id="list414967191" text:continue-numbering="true" text:style-name="WW8Num1">
        <text:list-item>
          <text:p text:style-name="P23">Zakres przedsięwzięcia</text:p>
        </text:list-item>
      </text:list>
      <text:p text:style-name="P12"/>
      <text:list xml:id="list129166325" text:style-name="L1">
        <text:list-item>
          <text:p text:style-name="P26">Wgląd do wielu rachunków bankowych z jednego miejsca</text:p>
          <text:p text:style-name="P30">Aplikacja w założeniu udostępniać ma pełen obraz finansów z różnych rachunków bankowych bez konieczności logowania się na każde z nich, z osobna.</text:p>
          <text:p text:style-name="P30"/>
        </text:list-item>
        <text:list-item>
          <text:p text:style-name="P26"><text:span text:style-name="T3">Z</text:span><text:span text:style-name="T4">automatyzowany przydział wydatków do kategorii</text:span></text:p>
          <text:p text:style-name="P30">Ponadto wydatki/przychody będą podzielone na kategorie. Umieszczanie w nich wydatków będzie w pełni zautomatyzowane, tzn. system po słowach kluczowych lub numerach rachunków będzie proponował umieszczenie danego wydatku w odpowiedniej kategorii. Jeśli okaże się, że zaproponowana decyzja systemu nie będzie odpowiednia, wówczas można podać ją ręcznie.</text:p>
          <text:p text:style-name="P30"/>
        </text:list-item>
        <text:list-item>
          <text:p text:style-name="P26"><text:span text:style-name="T3">G</text:span><text:span text:style-name="T4">enerowanie wykresów </text:span></text:p>
          <text:p text:style-name="P31"><text:span text:style-name="T27">Podział </text:span><text:span text:style-name="T28">na kategorie ułatwi</text:span><text:span text:style-name="T27"> kreowanie przejrzystych wykresów kołowych i słupkowych, które natychmiast pozwolą Ci stwierdzić na co najwięcej wydajesz pieniędzy.</text:span></text:p>
          <text:p text:style-name="P30"/>
        </text:list-item>
        <text:list-item>
          <text:p text:style-name="P26"><text:span text:style-name="T3">L</text:span><text:span text:style-name="T5">imity na wydatki</text:span></text:p>
          <text:p text:style-name="P25">„eSkarbnik” będzie również umożliwiał nadawanie limitów wydatków ze względu na te kategorie, i informował użytkownika o zbliżeniu się do limitu. Przykładowo można ustalić pułap wydatków na artykuły spożywcze w granicach 500-600 zł miesięcznie.</text:p>
          <text:p text:style-name="P32"/>
        </text:list-item>
        <text:list-item>
          <text:p text:style-name="P35"><text:span text:style-name="T29">A</text:span><text:span text:style-name="T30">lerty zdarzeń</text:span></text:p>
          <text:p text:style-name="P33">Alert zdarzeń będzie informował użytkownika o wcześniej określonych wpływach na konto (np. wypłata) lub dużych, jednorazowych wydatkach.</text:p>
          <text:p text:style-name="P33"/>
        </text:list-item>
        <text:list-item>
          <text:p text:style-name="P35"><text:span text:style-name="T29">O</text:span><text:span text:style-name="T31">szczędność pieniędzy </text:span></text:p>
          <text:p text:style-name="P34">Z „eSkarbnikiem” łatwo zaoszczędzisz pieniądze na dany cel. Funkcja przypomnienia nie pozwoli Ci zapomnieć o odłożeniu określonej kwoty.</text:p>
          <text:p text:style-name="P34"/>
        </text:list-item>
        <text:list-item>
          <text:p text:style-name="P35"><text:span text:style-name="T29">E</text:span><text:span text:style-name="T31">lastyczny portfel</text:span></text:p>
          <text:p text:style-name="P31"><text:span text:style-name="T31">Do portfela można również dopisać kwoty, których nie uwzględnia historia rachunku, czyli inne przychody, typu na przykład upominek </text:span><text:span text:style-name="T32">czy nagły przypływ gotówki.</text:span></text:p>
          <text:p text:style-name="P34"/>
        </text:list-item>
        <text:list-item>
          <text:p text:style-name="P35"><text:span text:style-name="T29">K</text:span><text:span text:style-name="T33">orzyści z oprocentowanych rachunków</text:span></text:p>
          <text:p text:style-name="P31"><text:span text:style-name="T33">Jeśli posiadasz kilka kont bankowych, „eSkarbnik” podsumuje Twoje przychody </text:span><text:span text:style-name="T34">przelane pomiędzy kontami, wynikające z oprocentowania danego konta.</text:span></text:p>
          <text:p text:style-name="P36"/>
        </text:list-item>
        <text:list-item>
          <text:p text:style-name="P48"><text:span text:style-name="T17">K</text:span><text:span text:style-name="T18">ursy najpopularniejszych walut</text:span></text:p>
          <text:p text:style-name="P48"><text:span text:style-name="T39">W</text:span><text:span text:style-name="T33"> tym miejscu znajdą się nazwy oraz kursy najpopularniejszych walut, np. dolara amerykańskiego, euro.</text:span></text:p>
          <text:p text:style-name="P49"/>
        </text:list-item>
        <text:list-item>
          <text:p text:style-name="P29">Kursy walorów</text:p>
          <text:p text:style-name="P25"><text:span text:style-name="T40">W</text:span><text:span text:style-name="T33"> tej sekcji znajdą się kursy wybranych przez użytkownika walorów, np. akcji, obligacji.</text:span></text:p>
          <text:p text:style-name="P49"><text:soft-page-break/></text:p>
        </text:list-item>
        <text:list-item>
          <text:p text:style-name="P48"><text:span text:style-name="T17">T</text:span><text:span text:style-name="T18">ransakcje okresowe</text:span></text:p>
          <text:p text:style-name="P48"><text:span text:style-name="T39">T</text:span><text:span text:style-name="T33">u pojawiać się będą wszystkie zdefiniowane przez użytkownika transakcje okresowe.</text:span></text:p>
          <text:p text:style-name="P49"/>
        </text:list-item>
        <text:list-item>
          <text:p text:style-name="P29">Najczęściej wykonywane operacje</text:p>
          <text:p text:style-name="P25"><text:span text:style-name="T35">T</text:span><text:span text:style-name="T36">u znajduje się lista operacji, które najczęściej wykonuje się za pomocą programu</text:span><text:span text:style-name="Strong_20_Emphasis"><text:span text:style-name="T37"> „</text:span></text:span><text:span text:style-name="Strong_20_Emphasis"><text:span text:style-name="T38">eSkarbnik</text:span></text:span><text:span text:style-name="Strong_20_Emphasis"><text:span text:style-name="T37">”</text:span></text:span><text:span text:style-name="T36">, są to, m.in. rejestrowanie wpłat i wypłat, dodawanie kont, drukowanie przelewów.</text:span></text:p>
          <text:p text:style-name="P37"/>
        </text:list-item>
        <text:list-item>
          <text:p text:style-name="P39">Wyszukiwarka transakcji</text:p>
          <text:p text:style-name="P38">Pomaga odszukać zrealizowane transakcje po dowolnych słowach kluczowych.</text:p>
        </text:list-item>
      </text:list>
      <text:p text:style-name="P22"/>
      <text:p text:style-name="P6"><text:tab/><text:tab/></text:p>
      <text:p text:style-name="P5"/>
      <text:p text:style-name="P5"/>
      <text:p text:style-name="P5"/>
      <text:p text:style-name="P5"/>
      <text:p text:style-name="P16"><text:line-break/><text:line-break/></text:p>
      <text:p text:style-name="P16"/>
      <text:p text:style-name="P15"/>
      <text:list xml:id="list1557369555" text:style-name="L2">
        <text:list-header>
          <text:p text:style-name="P50"/>
        </text:list-header>
        <text:list-item>
          <text:p text:style-name="P50"/>
          <text:p text:style-name="P52"/>
        </text:list-item>
        <text:list-item>
          <text:p text:style-name="P50"><text:span text:style-name="T14">Podsumowanie sald</text:span> (w tej sekcji znajdzie się lista kont utworzonych przez użytkownika, np. konto gotówkowe, bankowe ROR, konto odzwierciedlające stan finansów na kartach kredytowych wraz z kwotami znajdującymi się na tych kontach).</text:p>
        </text:list-item>
        <text:list-item>
          <text:p text:style-name="P50"><text:span text:style-name="T14">Saldo wybranych kont</text:span> (w tym miejscu przestawiony jest stan sald wybranych kont, utworzonych przez użytkownika, np. Eurokonto, Kieszeń, Domowe, Lokata miesięczna itp.).</text:p>
        </text:list-item>
        <text:list-item>
          <text:p text:style-name="P50"><text:span text:style-name="T14">Wybrany raport</text:span> (tu pojawi się graficznie przedstawiony wybrany raport, np. obrazujący historię salda).</text:p>
        </text:list-item>
        <text:list-item>
          <text:p text:style-name="P50"/>
        </text:list-item>
        <text:list-item>
          <text:p text:style-name="P50"><text:span text:style-name="T14">Kursy walorów</text:span> (w tej sekcji znajdą się kursy wybranych przez użytkownika walorów, np. akcji, obligacji).</text:p>
        </text:list-item>
        <text:list-item>
          <text:p text:style-name="P50"><text:span text:style-name="T14">Plan wydatków</text:span> (ta sekcja zawierać będzie plan wydatków na aktualny miesiąc).</text:p>
        </text:list-item>
        <text:list-item>
          <text:p text:style-name="P51"><text:span text:style-name="T22">Ustawienia aktualizacji</text:span><text:span text:style-name="T23"> (w tej sekcji znajdą się funkcje, za pomocą których będzie można już na poziomie strony głównej </text:span><text:span text:style-name="Strong_20_Emphasis"><text:span text:style-name="T24">Skarbnika 4</text:span></text:span><text:span text:style-name="T23"> dokonać aktualizacji np. walut, walorów, oferty banków; przy każdej pozycji znajduje się data wykonania ostatniej aktualizacji).</text:span></text:p>
        </text:list-item>
        <text:list-item>
          <text:p text:style-name="P50"><text:span text:style-name="T14">Raporty</text:span> (tu można szybko uruchomić wybrany rodzaj raportów: standardowe, inwestycyjne lub dotyczące analizy planów).</text:p>
        </text:list-item>
        <text:list-item>
          <text:p text:style-name="P50"><text:span text:style-name="T14">Ulubione adresy WWW</text:span> (w tej sekcji znajdują się wybrane przez użytkownika adresy stron internetowych).</text:p>
        </text:list-item>
      </text:list>
      <text:p text:style-name="P16"/>
      <text:p text:style-name="P14"><text:span text:style-name="T2">Konta oraz transakcje, które można na nich przeprowadzić, stanowią podstawę</text:span><text:span text:style-name="Strong_20_Emphasis"><text:span text:style-name="T1">Skarbnika 4</text:span></text:span><text:span text:style-name="T2">.</text:span></text:p>
      <text:p text:style-name="P20">Na poziomie modułu <text:span text:style-name="T25">Konta</text:span> można wykonać następujące operacje:</text:p>
      <text:list xml:id="list1984813011" text:style-name="L3">
        <text:list-item>
          <text:p text:style-name="P53">dodać nowe konto (istnieje możliwość zdefiniowania wielu kont do każdego rodzaju konta);</text:p>
        </text:list-item>
        <text:list-item>
          <text:p text:style-name="P53">edytować konto (poprawić konto istniejące);</text:p>
        </text:list-item>
        <text:list-item>
          <text:p text:style-name="P53">usunąć wybrane konto;</text:p>
        </text:list-item>
        <text:list-item>
          <text:p text:style-name="P53">uzgodnić konto (oznacza to, że konto elektroniczne będzie odzwierciedlać rzeczywisty stan konta bankowego);</text:p>
        </text:list-item>
        <text:list-item>
          <text:p text:style-name="P53"><text:soft-page-break/>zablokować konto (jeśli dane konto nie jest używane, a ma pojawiać się w różnego rodzaju zestawieniach);</text:p>
        </text:list-item>
        <text:list-item>
          <text:p text:style-name="P53">odblokować konto.</text:p>
        </text:list-item>
      </text:list>
      <text:p text:style-name="P20">Program udostępnia następujące rodzaje kont:</text:p>
      <text:list xml:id="list1276891013" text:style-name="L4">
        <text:list-item>
          <text:p text:style-name="P54">bankowe (ROR);</text:p>
        </text:list-item>
        <text:list-item>
          <text:p text:style-name="P54">gotówkowe (kieszeń);</text:p>
        </text:list-item>
        <text:list-item>
          <text:p text:style-name="P54">inwestycyjne;</text:p>
        </text:list-item>
        <text:list-item>
          <text:p text:style-name="P54">karta debetowa/płatnicza;</text:p>
        </text:list-item>
        <text:list-item>
          <text:p text:style-name="P54">karta płatnicza VISA;</text:p>
        </text:list-item>
        <text:list-item>
          <text:p text:style-name="P54">lokata;</text:p>
        </text:list-item>
        <text:list-item>
          <text:p text:style-name="P54">kredyt.</text:p>
        </text:list-item>
      </text:list>
      <text:p text:style-name="P20">Podczas zakładania nowego konta użytkownik może posłużyć się funkcją <text:span text:style-name="T19">Wybór z oferty banków</text:span>, która zawiera wiele szablonów różnych rodzajów kont, dostępnych w ofercie banków w Polsce.</text:p>
      <text:p text:style-name="P20">Na każdym z rodzajów kont (prócz inwestycyjnych) można przeprowadzić następujące operacje:</text:p>
      <text:list xml:id="list342247805" text:style-name="L5">
        <text:list-item>
          <text:p text:style-name="P55">wpłaty;</text:p>
        </text:list-item>
        <text:list-item>
          <text:p text:style-name="P55">wypłaty;</text:p>
        </text:list-item>
        <text:list-item>
          <text:p text:style-name="P55">transfery (przeniesienie kwot z jednego konta na inne).</text:p>
        </text:list-item>
      </text:list>
      <text:p text:style-name="P20">Na kontach inwestycyjnych natomiast dostępne operacje to zakup i sprzedaż inwestycji.</text:p>
      <text:p text:style-name="P20">Dzięki modułowi <text:span text:style-name="T25">Konta</text:span> istnieje również możliwość stworzenia transakcji szablonowych, czyli gotowych schematów, które można wykorzystać przy dokonywaniu pewnych cyklicznych operacji (np. zapłata za gaz).</text:p>
      <text:p text:style-name="P20">Z poziomu modułu <text:span text:style-name="T25">Konta</text:span> można również wydrukować wpłaty lub przelewy. Wydrukowane dokumenty są zgodne ze standardami wydruków wymaganymi przez banki.</text:p>
      <text:p text:style-name="P20"/>
      <text:p text:style-name="P20">Moduł <text:span text:style-name="T25">Terminarz</text:span> składa się z trzech elementów:</text:p>
      <text:list xml:id="list1216258685" text:style-name="L6">
        <text:list-item>
          <text:p text:style-name="P56">kalendarza;</text:p>
        </text:list-item>
        <text:list-item>
          <text:p text:style-name="P56">listy reguł transakcji;</text:p>
        </text:list-item>
        <text:list-item>
          <text:p text:style-name="P56">listy transakcji czekających</text:p>
        </text:list-item>
      </text:list>
      <text:p text:style-name="P20">W <text:span text:style-name="T19">Kalendarzu</text:span> znajdą się wszystkie zdefiniowane reguły transakcji i wprowadzone notatki. Dwa kolejne elementy modułu zawierają zdefiniowane reguły transakcji oraz listę transakcji oczekujących.</text:p>
      <text:p text:style-name="P20">Dzięki modułowi możliwe jest:</text:p>
      <text:list xml:id="list168029376" text:style-name="L7">
        <text:list-item>
          <text:p text:style-name="P57">zdefiniowanie reguł transakcji oczekujących, czyli ustalenie, w jakim okresie i z jaką częstotliwością program ma automatycznie wykonywać żądaną operację (wpłatę bądź wypłatę);</text:p>
        </text:list-item>
        <text:list-item>
          <text:p text:style-name="P57">przeglądanie listy utworzonych reguł transakcji;</text:p>
        </text:list-item>
        <text:list-item>
          <text:p text:style-name="P57">przeglądanie listy transakcji oczekujących, czyli utworzonych na podstawie reguł i czekających na realizację;</text:p>
        </text:list-item>
        <text:list-item>
          <text:p text:style-name="P57">rejestrowanie transakcji oczekujących - przeniesienie transakcji z oczekującej do wykonanej (czyli takiej, która wpływa na saldo konta);</text:p>
        </text:list-item>
        <text:list-item>
          <text:p text:style-name="P57">możliwość sporządzania różnego rodzaju notatek (np. "Odebrać ubrania z pralni", "Wizyta u dentysty" itp.), które pojawiać się będą na stronie głównej.</text:p>
        </text:list-item>
      </text:list>
      <text:p text:style-name="P20">Dodatkowo w module wyświetlane jest okno z listą transakcji oczekujących na dany dzień.</text:p>
      <text:p text:style-name="P20"/>
      <text:p text:style-name="P20"/>
      <text:p text:style-name="P20">W module tym można wykonać następujące operacje:</text:p>
      <text:list xml:id="list589422894" text:style-name="L8">
        <text:list-item>
          <text:p text:style-name="P58">dodać nowy limit;</text:p>
        </text:list-item>
        <text:list-item>
          <text:p text:style-name="P58">poprawić istniejący limit;</text:p>
        </text:list-item>
        <text:list-item>
          <text:p text:style-name="P58">usunąć limit.</text:p>
        </text:list-item>
      </text:list>
      <text:p text:style-name="P20">Możliwe jest ustalenie następujących limitów:</text:p>
      <text:list xml:id="list1981309735" text:style-name="L9">
        <text:list-item>
          <text:p text:style-name="P59">do konta - nieokresowych;</text:p>
        </text:list-item>
        <text:list-item>
          <text:p text:style-name="P59">do konta - okresowych;</text:p>
        </text:list-item>
        <text:list-item>
          <text:p text:style-name="P59">do kategorii - okresowych.</text:p>
        </text:list-item>
      </text:list>
      <text:p text:style-name="P20">Limit okresowy sprawdza, czy zostały przekroczone ustalone wartości limitu w zdefiniowanym przez użytkownika przedziale czasu.</text:p>
      <text:p text:style-name="P20">Moduł ten pozwala ustalić limity maksymalne i minimalne.</text:p>
      <text:p text:style-name="P20">Do każdego limitu użytkownik może dodać komunikat. Zostanie on wyświetlony przy uruchomieniu programu w sytuacji, gdy limit zostanie przekroczony.</text:p>
      <text:p text:style-name="P20"/>
      <text:p text:style-name="P20"/>
      <text:p text:style-name="P20">Moduł <text:span text:style-name="T25">Inwestycje</text:span> pozwala na zarządzanie inwestycjami na stworzonych kontach inwestycyjnych.</text:p>
      <text:p text:style-name="P21"><text:span text:style-name="T23">Warto pamiętać, że inwestycje są ściśle powiązane z danym kontem inwestycyjnym, dlatego aby dokonać operacji związanych z inwestycjami, należy wcześniej w module</text:span><text:a xlink:type="simple" xlink:href="../../../../../o_skarbniku/przewodnik/konta.html"><text:span text:style-name="T26">Konta</text:span></text:a><text:span text:style-name="T23"> stworzyć odpowiednie konto inwestycyjne.</text:span></text:p>
      <text:p text:style-name="P20"><text:soft-page-break/>W oknie głównym modułu program wyświetla bieżącą wartość portfela, czyli sumę wszystkich inwestycji (np. akcji, obligacji, dzieł sztuki, metali szlachetnych, itp.) oraz transakcji dotyczących tych inwestycji.</text:p>
      <text:p text:style-name="P20">Z poziomu modułu <text:span text:style-name="T25">Inwestycje</text:span> można:</text:p>
      <text:list xml:id="list822619602" text:style-name="L10">
        <text:list-item>
          <text:p text:style-name="P60">dodać nową inwestycję;</text:p>
        </text:list-item>
        <text:list-item>
          <text:p text:style-name="P60">dokonać edycji danych dotyczących inwestycji;</text:p>
        </text:list-item>
        <text:list-item>
          <text:p text:style-name="P60">usunąć inwestycję w danym koncie inwestycyjnym;</text:p>
        </text:list-item>
        <text:list-item>
          <text:p text:style-name="P60">dokonać aktualizacji kursów inwestycji;</text:p>
        </text:list-item>
        <text:list-item>
          <text:p text:style-name="P60">przejrzeć listę transakcji wskazanej inwestycji wybranego konta inwestycyjnego.</text:p>
        </text:list-item>
      </text:list>
      <text:p text:style-name="P20"/>
      <text:p text:style-name="P20"/>
      <text:p text:style-name="P20">Moduł <text:span text:style-name="T25">Plany</text:span> <text:span text:style-name="Strong_20_Emphasis"><text:span text:style-name="T20">Skarbnika 4</text:span></text:span> pozwala stworzyć plan budżetowy.</text:p>
      <text:p text:style-name="P20">Użytkownik może sporządzić nowy plan, posługując się <text:span text:style-name="T19">Kreatorem nowego planu wydatków i przychodów</text:span> lub dodając poszczególne pozycje planu (jednorazowe lub comiesięczne) za pomocą funkcji znajdujących się w drzewie opcji.</text:p>
      <text:p text:style-name="P20">Na stronie głównej modułu <text:span text:style-name="T25">Plany</text:span> program przedstawia środki zaplanowane oraz środki zrealizowane w poszczególnych kategoriach (np. "Comiesięczne wydatki na mieszkanie"). Program wyliczy również bilans planu wydatków.</text:p>
      <text:p text:style-name="P20"/>
      <text:p text:style-name="P20"/>
      <text:p text:style-name="P20"/>
      <text:p text:style-name="P20">Dzięki modułowi <text:span text:style-name="T25">Raporty</text:span> możliwe jest uzyskanie różnego rodzaju raportów. W<text:span text:style-name="Strong_20_Emphasis"><text:span text:style-name="T20">Skarbniku 4</text:span></text:span> dostępne są następujące grupy zestawień:</text:p>
      <text:list xml:id="list1573843986" text:style-name="L11">
        <text:list-item>
          <text:p text:style-name="P61"><text:span text:style-name="T14">standardowe</text:span> (m.in. dotyczące stanu finansów; obrazujące historię wydatków i przychodów w wybranym okresie; porównujące wydatki i przychody);</text:p>
        </text:list-item>
        <text:list-item>
          <text:p text:style-name="P61"><text:span text:style-name="T14">analiza planów</text:span> (m.in. obrazujące stosunek zaplanowanych wydatków lub wpływów do stanu rzeczywistego ujęciu miesięcznym lub w rozbiciu na ustalone w programie kategorie, przedstawiające zaplanowane i rzeczywiste wydatki oraz wpływy w ujęciu miesięcznym);</text:p>
        </text:list-item>
        <text:list-item>
          <text:p text:style-name="P61"><text:span text:style-name="T14">inwestycyjne</text:span> (m.in. przedstawiające strukturę portfela według dokonanych inwestycji lub według określonych typów inwestycji, dotyczących historii inwestycji).</text:p>
        </text:list-item>
      </text:list>
      <text:p text:style-name="P20">Raporty tworzone są na podstawie wprowadzonych do programu danych. Użytkownik może wybrać sposób, w jaki raporty mają być przedstawiane: w postaci tabel, wykresów kolumnowych, wykresów kołowych.</text:p>
      <text:p text:style-name="P20"/>
      <text:p text:style-name="P16"/>
      <text:p text:style-name="P13"/>
      <text:list xml:id="list944855582" text:continue-list="list414967191" text:style-name="WW8Num1">
        <text:list-item>
          <text:p text:style-name="P23">Rozpoznanie rynku</text:p>
        </text:list-item>
      </text:list>
      <text:p text:style-name="P4"><text:tab/></text:p>
      <text:p text:style-name="P4"><text:span text:style-name="T11"><text:tab/>Po wstępnym rozpoznaniu rynku okazało się, iż rynek jest nasycony oprogramowaniem <text:tab/>tego <text:tab/>typu, </text:span><text:span text:style-name="T12">tj. ułatwiającym zarządzanie budżetem domowym</text:span><text:span text:style-name="T11">. <text:s/></text:span><text:tab/></text:p>
      <text:p text:style-name="P4"><text:tab/></text:p>
      <text:p text:style-name="P4"><text:tab/><text:span text:style-name="T13">Wykaz przykładowych, konkurencyjnych aplikacji:</text:span><text:tab/></text:p>
      <text:p text:style-name="P4"><text:tab/></text:p>
      <text:list xml:id="list1970837297" text:style-name="L12">
        <text:list-item>
          <text:list>
            <text:list-item>
              <text:list>
                <text:list-item>
                  <text:p text:style-name="P40">Webowe</text:p>
                </text:list-item>
              </text:list>
            </text:list-item>
          </text:list>
        </text:list-item>
      </text:list>
      <text:list xml:id="list1798577184" text:style-name="L13">
        <text:list-item>
          <text:p text:style-name="P41"><text:span text:style-name="T16">Kontomierz</text:span><text:span text:style-name="T41"> (http://kontomierz.pl/)</text:span></text:p>
        </text:list-item>
      </text:list>
      <text:list xml:id="list2055426356" text:style-name="L14">
        <text:list-header>
          <text:p text:style-name="P63"><text:span text:style-name="T49">Aplikacja ta oferuje podobnie jak tworzona przez nas, dostęp do wielu rachunków bankowych z jednego miejsca. Pozwala również na wyszukiwanie transakcji po słowach kluczowych – u nas będzie to </text:span></text:p>
          <text:p text:style-name="P63"><text:span text:style-name="T49">również możliwe wskazując odpowiedni numer rachunku. </text:span></text:p>
        </text:list-header>
      </text:list>
      <text:p text:style-name="P64"><text:span text:style-name="T49"><text:tab/><text:tab/> <text:s text:c="8"/>Dla każdego wydatku, zarówno „kontomierz” jak i „eSkarbik” (w <text:s/><text:tab/><text:tab/><text:tab/> <text:s text:c="8"/>zamiarze) stara się odgadnąć jego kategorię. Dzięki temu wiele wydatków <text:tab/><text:tab/> <text:s text:c="8"/>natychmiast po imporcie będzie opisanych, np. jako "Opłata bankowa", <text:tab/><text:tab/> <text:s text:c="8"/>"Gaz", "Internet", "Zakupy". Kategorię możesz zawsze uzupełnić lub <text:tab/><text:tab/> <text:s text:c="8"/>zmienić ręcznie. Gdy to robisz, system uczy się i w przyszłości lepiej <text:tab/><text:tab/> <text:s text:c="8"/>poradzi sobie z Twoimi transakcjami. „Kontomierz” oferuje konfigurację <text:tab/><text:tab/> <text:s text:c="8"/>alertów powiadomień, lecz u nas funkcja ta zostanie rozszerzona.</text:span></text:p>
      <text:p text:style-name="P66"/>
      <text:list xml:id="list401780751" text:continue-list="list1798577184" text:style-name="L13">
        <text:list-item>
          <text:p text:style-name="P42"><text:span text:style-name="T16">Budżet domowy</text:span><text:span text:style-name="T41"> (http://www.budzetdomowy.pl/)</text:span></text:p>
        </text:list-item>
      </text:list>
      <text:p text:style-name="P8"/>
      <text:p text:style-name="P7"/>
      <text:list xml:id="list140282074" text:continue-list="list1970837297" text:style-name="L12">
        <text:list-item>
          <text:list>
            <text:list-item>
              <text:list>
                <text:list-item>
                  <text:p text:style-name="P40"><text:soft-page-break/>Desktopowe </text:p>
                </text:list-item>
              </text:list>
            </text:list-item>
          </text:list>
        </text:list-item>
      </text:list>
      <text:p text:style-name="P4"><text:tab/></text:p>
      <text:list xml:id="list629045952" text:style-name="L15">
        <text:list-item>
          <text:p text:style-name="P44"><text:span text:style-name="T42">Ace Money Lite 4.3</text:span><text:span text:style-name="T43"> (</text:span><text:a xlink:type="simple" xlink:href="http://www.idg.pl/ftp/pc_23756/Ace.Money.Lite.4.3.html"><text:span text:style-name="T44">http://www.idg.pl/ftp/pc_23756/Ace.Money.Lite.4.3.html</text:span></text:a><text:span text:style-name="T43">)</text:span></text:p>
        </text:list-item>
      </text:list>
      <text:p text:style-name="P46"><text:span text:style-name="T43"><text:tab/><text:tab/><text:tab/></text:span><text:span text:style-name="T46">Ciekawa aplikacja, która pomoże nam prowadzić rachunkowość w domu. W <text:tab/><text:tab/><text:tab/>tym programie wpiszemy: swoje wydatki, przychody, przelewy itp. Raz na <text:tab/><text:tab/><text:tab/>miesiąc program zda nam raport z tego co się stało w ostatnim miesiącu. W <text:tab/><text:tab/><text:tab/>porównaniu jednak z systemem projektowanym przez nas, program ten ma <text:tab/><text:tab/><text:tab/>bardzo zubożałe funkcjonalności. Większość z nich w ogóle nie jest dostępna. <text:tab/><text:tab/><text:tab/>Zaś reszta o jakich nadmieniono wyżej jest maksymalnie ograniczona. <text:tab/><text:tab/><text:tab/><text:tab/></text:span><text:span text:style-name="T47">Aplikacja posiada w miarę funkcjonalny interfejs użytkownika. Dzięki <text:tab/><text:tab/><text:tab/><text:tab/>przyciskom możemy od razu przejść do odpowiedniej części aplikacji. <text:tab/><text:tab/><text:tab/><text:tab/>Posiada polską wersję językową.</text:span></text:p>
      <text:p text:style-name="P46"><text:span text:style-name="T47"/></text:p>
      <text:p text:style-name="P43"><text:span text:style-name="T46"/></text:p>
      <text:list xml:id="list1328006632" text:style-name="L17">
        <text:list-item>
          <text:p text:style-name="P27"><text:span text:style-name="T45">Interesik 2.0.0.872 </text:span><text:span text:style-name="T48">(</text:span><text:a xlink:type="simple" xlink:href="http://www.idg.pl/ftp/pobierz/pc/7786.html"><text:span text:style-name="T48">http://www.idg.pl/ftp/pobierz/pc/7786.html</text:span></text:a><text:span text:style-name="T48">)</text:span></text:p>
        </text:list-item>
      </text:list>
      <text:p text:style-name="P69"><text:tab/><text:tab/></text:p>
      <text:p text:style-name="P4"/>
      <text:list xml:id="list2023193426" text:continue-list="list944855582" text:style-name="WW8Num1">
        <text:list-item>
          <text:p text:style-name="P23">Preferowane środowisko implementacji klienta</text:p>
          <text:p text:style-name="P28">Microsoft Windows Azure</text:p>
        </text:list-item>
      </text:list>
      <text:p text:style-name="P18"/>
      <text:list xml:id="list391692105" text:continue-numbering="true" text:style-name="WW8Num1">
        <text:list-item>
          <text:p text:style-name="P23">Preferowane środowisko implementacji wytwórcy</text:p>
          <text:p text:style-name="P28">Microsoft Windows Azure</text:p>
        </text:list-item>
      </text:list>
      <text:p text:style-name="P18"/>
      <text:list xml:id="list1808849233" text:continue-numbering="true" text:style-name="WW8Num1">
        <text:list-item>
          <text:p text:style-name="P45">Źródła informacji: materialne i ludzkie. Zasady dostępu do źródeł informacji.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ndale Mono" svg:font-family="'Andale Mono', 'Lucida Console', 'Courier New', Courier, monospace"/>
    <style:font-face style:name="OpenSymbol" svg:font-family="OpenSymbol"/>
    <style:font-face style:name="Times New Roman1" svg:font-family="'Times New Roman'"/>
    <style:font-face style:name="Trebuchet MS" svg:font-family="'Trebuchet MS', Helvetica, Jamrul, sans-serif"/>
    <style:font-face style:name="Courier New" svg:font-family="'Courier New'" style:font-family-generic="modern"/>
    <style:font-face style:name="Times New Roman2" svg:font-family="'Times New Roman'" style:font-family-generic="roman"/>
    <style:font-face style:name="Times New Roman3" svg:font-family="'Times New Roman'" style:font-family-generic="swiss"/>
    <style:font-face style:name="Times New Roman,Bold" svg:font-family="'Times New Roman,Bold'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1.249cm" fo:margin-right="0cm" fo:text-indent="0cm" style:auto-text-indent="false"/>
      <style:text-properties fo:font-style="italic" style:font-style-asian="italic" style:font-style-complex="italic"/>
    </style:style>
    <style:style style:name="Tekst_20_podstawowy_20_wcięty_20_2" style:display-name="Tekst podstawowy wcięty 2" style:family="paragraph" style:parent-style-name="Standard">
      <style:paragraph-properties fo:margin-left="0.953cm" fo:margin-right="0cm" fo:text-indent="0cm" style:auto-text-indent="false"/>
      <style:text-properties fo:font-style="italic" style:font-style-asian="italic" style:font-style-complex="italic"/>
    </style:style>
    <style:style style:name="WW8Num2z0" style:family="text">
      <style:text-properties style:font-name="Symbol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303cm" fo:text-indent="-0.318cm" fo:margin-left="7.30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843cm" fo:text-indent="-0.635cm" fo:margin-left="9.8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113cm" fo:text-indent="-0.318cm" fo:margin-left="11.1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09T14:48:13</meta:creation-date>
    <dc:date>2010-10-21T08:24:48</dc:date>
    <meta:editing-duration>PT02H21M12S</meta:editing-duration>
    <meta:editing-cycles>32</meta:editing-cycles>
    <meta:generator>OpenOffice.org/3.2$Linux OpenOffice.org_project/320m19$Build-9505</meta:generator>
    <meta:document-statistic meta:table-count="0" meta:image-count="0" meta:object-count="0" meta:page-count="6" meta:paragraph-count="144" meta:word-count="1797" meta:character-count="13535"/>
  </office:meta>
</office:document-meta>
</file>